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082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ro1" style:family="table-row">
      <style:table-row-properties style:row-height="2.799cm" style:use-optimal-row-height="false"/>
    </style:style>
    <style:style style:name="ro2" style:family="table-row">
      <style:table-row-properties style:row-height="2.149cm" style:use-optimal-row-height="false"/>
    </style:style>
    <style:style style:name="ro3" style:family="table-row">
      <style:table-row-properties style:row-height="2.16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3.971cm" svg:height="9.915cm" svg:x="1cm" svg:y="4.17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10">
                <text:p text:style-name="P1">Wejście (kontekst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">Wyjście</text:p>
              </table:table-cell>
            </table:table-row>
            <table:table-row table:style-name="ro1" table:default-cell-style-name="ce2">
              <table:table-cell>
                <text:p text:style-name="P2">To</text:p>
              </table:table-cell>
              <table:table-cell>
                <text:p text:style-name="P2"><text:s/>be</text:p>
              </table:table-cell>
              <table:table-cell>
                <text:p text:style-name="P2"><text:s/>or</text:p>
              </table:table-cell>
              <table:table-cell>
                <text:p text:style-name="P2"><text:s/>not</text:p>
              </table:table-cell>
              <table:table-cell>
                <text:p text:style-name="P2"><text:s/>to</text:p>
              </table:table-cell>
              <table:table-cell>
                <text:p text:style-name="P2"><text:s/>be</text:p>
              </table:table-cell>
              <table:table-cell>
                <text:p text:style-name="P2">,</text:p>
              </table:table-cell>
              <table:table-cell>
                <text:p text:style-name="P2"><text:s/>that</text:p>
              </table:table-cell>
              <table:table-cell>
                <text:p text:style-name="P2"><text:s/>is</text:p>
              </table:table-cell>
              <table:table-cell>
                <text:p text:style-name="P2"><text:s/>the</text:p>
              </table:table-cell>
              <table:table-cell>
                <text:p text:style-name="P2"><text:s/>question</text:p>
              </table:table-cell>
            </table:table-row>
            <table:table-row table:style-name="ro2" table:default-cell-style-name="ce2">
              <table:table-cell>
                <text:p text:style-name="P2">Dev</text:p>
              </table:table-cell>
              <table:table-cell>
                <text:p text:style-name="P2">out</text:p>
              </table:table-cell>
              <table:table-cell>
                <text:p text:style-name="P2">ly</text:p>
              </table:table-cell>
              <table:table-cell>
                <text:p text:style-name="P2"><text:s/>to</text:p>
              </table:table-cell>
              <table:table-cell>
                <text:p text:style-name="P2"><text:s/>be</text:p>
              </table:table-cell>
              <table:table-cell>
                <text:p text:style-name="P2"><text:s/>wish</text:p>
              </table:table-cell>
              <table:table-cell>
                <text:p text:style-name="P2">‘d</text:p>
              </table:table-cell>
              <table:table-cell>
                <text:p text:style-name="P2">.</text:p>
              </table:table-cell>
              <table:table-cell>
                <text:p text:style-name="P2">To </text:p>
              </table:table-cell>
              <table:table-cell>
                <text:p text:style-name="P2"><text:s/>die</text:p>
              </table:table-cell>
              <table:table-cell>
                <text:p text:style-name="P2">,</text:p>
              </table:table-cell>
            </table:table-row>
            <table:table-row table:style-name="ro3" table:default-cell-style-name="ce2">
              <table:table-cell>
                <text:p text:style-name="P2">W</text:p>
              </table:table-cell>
              <table:table-cell>
                <text:p text:style-name="P2">l</text:p>
              </table:table-cell>
              <table:table-cell>
                <text:p text:style-name="P2">az</text:p>
              </table:table-cell>
              <table:table-cell>
                <text:p text:style-name="P2">ł</text:p>
              </table:table-cell>
              <table:table-cell>
                <text:p text:style-name="P2"><text:s/>k</text:p>
              </table:table-cell>
              <table:table-cell>
                <text:p text:style-name="P2">ot</text:p>
              </table:table-cell>
              <table:table-cell>
                <text:p text:style-name="P2">ek</text:p>
              </table:table-cell>
              <table:table-cell>
                <text:p text:style-name="P2"><text:s/>na</text:p>
              </table:table-cell>
              <table:table-cell>
                <text:p text:style-name="P2"><text:s/>p</text:p>
              </table:table-cell>
              <table:table-cell>
                <text:p text:style-name="P2">ł</text:p>
              </table:table-cell>
              <table:table-cell>
                <text:p text:style-name="P2">o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23:59:18.324000000</meta:creation-date>
    <dc:date>2023-08-03T21:29:08.986000000</dc:date>
    <meta:editing-duration>PT26M2S</meta:editing-duration>
    <meta:editing-cycles>6</meta:editing-cycles>
    <meta:generator>LibreOffice/7.4.1.2$Windows_X86_64 LibreOffice_project/3c58a8f3a960df8bc8fd77b461821e42c061c5f0</meta:generator>
    <meta:document-statistic meta:object-count="1"/>
  </office:meta>
</office:document-meta>
</file>